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ab39" officeooo:paragraph-rsid="0012ab39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fo:background-color="#ffffff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 office:name="__Annotation__0_1754118997"><dc:creator>Unknown Author</dc:creator><dc:date>2015-08-18T01:04:36.833326485</dc:date><text:list text:style-name=""><text:list-item><text:p text:style-name="P2"><text:span text:style-name="T1">Comment 1</text:span></text:p></text:list-item></text:list></office:annotation>Hello <text:page-number text:select-page="current">1</text:page-number>World<office:annotation-end office:name="__Annotation__0_175411899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01:04:29.371992635</meta:creation-date>
    <dc:date>2015-08-18T01:05:05.149164001</dc:date>
    <meta:editing-duration>PT37S</meta:editing-duration>
    <meta:editing-cycles>1</meta:editing-cycles>
    <meta:document-statistic meta:table-count="0" meta:image-count="0" meta:object-count="0" meta:page-count="1" meta:paragraph-count="1" meta:word-count="2" meta:character-count="12" meta:non-whitespace-character-count="11"/>
    <meta:generator>LibreOffice/4.4.2.2$Linux_X86_64 LibreOffice_project/40m0$Build-2</meta:generator>
  </office:meta>
</office:document-meta>
</file>